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5"/>
    <style:style style:name="P8" style:family="paragraph" style:parent-style-name="Standard" style:list-style-name="L5"/>
    <style:style style:name="P9" style:family="paragraph" style:parent-style-name="Standard" style:list-style-name="L5"/>
    <style:style style:name="P10" style:family="paragraph" style:parent-style-name="Standard" style:list-style-name="L5"/>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cteri (Viquipèdia)</text:h>
      <text:p text:style-name="Standard">Un bacteri és un organisme unicel·lular que no disposa d'un nucli vertader, és a dir el seu material genètic no està envoltat per membranes com és el cas dels eucariotes o eucarions.</text:p>
      <text:p text:style-name="Standard">Els bacteris són els organismes més abundants del planeta. Són presents arreu, en el sòl, l'aigua i com a simbionts d'altres éssers vius. Molts patògens, inclosos la majoria dels agents responsables de malalties no hereditàries, són bacteris. La majoria són diminuts, al voltant de 0.1-5.0 µm en mida, tot i que exemplars del gènere Thiomargarita poden arribar a mesurar 0.3 mm. Normalment presenten paret cel·lular com les plantes i els fongs. Molts es mouen utilitzant flagels, tot i que aquests són estructuralment diferents als d'altres grups d'organismes.</text:p>
      <text:h text:style-name="Heading_20_2" text:outline-level="2">Nomenclatura</text:h>
      <text:p text:style-name="Standard">Actualment el mot bacteri refereix a dues definicions parcialment sobreposades però no idèntiques.</text:p>
      <text:p text:style-name="Standard">Segons la classificació dels éssers vius en cinc regnes (moneres, protistes, fongs, plantes i animals), els bacteris formarien el primer regne i la divisió entre eucariotes (la resta de regnes) i procariotes, és a dir, els bacteris, es considera de tipus superregne.</text:p>
      <text:p text:style-name="Standard">En canvi segons les teories filogenètiques basades en la seqüència de l'ARN ribosòmic, existiria una classificació que dividiria els anomenats monera, o bacteris en dos diferents dominis, i deixaria els eucariotes en un altre d'aquests dominis.</text:p>
      <text:p text:style-name="Standard">Així en aquest segon cas, els bacteris, o anomenats també eubacteris, formarien un dels dominis separats dels arqueobacteris o arqueons. Aquests últims presenten a més de grans diferències en les seqüències de l'ARN ribosòmic d'altres de caire bioquímic i ecològic.</text:p>
      <text:h text:style-name="Heading_20_2" text:outline-level="2">Història i taxonomia</text:h>
      <text:p text:style-name="Standard">Antony van Leeuwenhoek va ser el primer en observar els bacteris el 1683 usant un microscopi d'una sola lent que ell mateix dissenyà. Però el mot bacteri no va ser emprat fins molt més tard quan el 1828 Ehrenberg, el proposà usant la paraula grega ßa?t????? que vol dir "petit bastó". Louis Pasteur (1822-1895) and Robert Koch (1843-1910) van descriure la relació existent entre els bacteris i les malalties, assignant-los correctament el paper de patògens.</text:p>
      <text:p text:style-name="Standard">En un principi els bacteris es consideraren fongs microscòpics, agrupant-los amb els esquizomicets, a excepció dels cianobacteris fotosintètics que es consideraren algues verdes (cianòfits). Només quan va ser possible estudiar la seva estructura cel·lular van ésser classificats com a un grup totalment separat de la resta d'organismes. El 1956 Copeland els agrupà en un regne propi anomenat primer Micota, després conegut com Monera, Procariota o Bacteria. Durant la dècada dels 1960 el concepte bacteri va ser refinat i passa a ser un grup a la mateixa alçada dels eucariotes.</text:p>
      <text:p text:style-name="Standard">L'adveniment de la sistemàtica molecular va alterar aquesta postura. El 1977, Woese va dividir els procariotes en dos grups basant-se en les seqüències de ARN ribosòmic 16S, i els anomenà els regnes dels eubacteris i arqueobacteris. Va argüir que cadascun d'aquests grups havia evolucionat separadament i el 1990 encara ho va afirmar amb més contundència creant un sistema de de tres dominis, que reanomenà Bacteria, Archaea i Eucarya. Aquesta redefinició està acceptada pels biòlegs moleculars mentre que d'altres científics mantenen que dóna massa importància a les diferències genètiques i que arqueobacteris i eucariotes van evolucionar a partir dels eubacteris.</text:p>
      <text:h text:style-name="Heading_20_1" text:outline-level="1">Arqueobacteri (Viquipèdia)</text:h>
      <text:p text:style-name="Standard">Els arqueobacteri són el grup d'éssers vius englobats al domini taxonòmic dels Archaea. Són microorganismes unicel·lulars que generalment viuen en ambients extrems. Com els eubacteris el seu material genètic (ADN) no està emmagatzemat dins un nucli.</text:p>
      <text:h text:style-name="Heading_20_2" text:outline-level="2">Terminologia</text:h>
      <text:p text:style-name="Standard">Arqueobacteri prové del grec archaios (antic o primitiu) i backterion (bacteri) la raó és que en trobar-se en ambients extrems en un inici es va creure que eren característiques arcaiques adoptades de quan els ambients extrems dominaven la terra primitiva i que els diferencien dels eubacteris més moderns. Després s'ha vist que no hi ha motius per pensar que hagi de ser així. Arqueobacteris i eubacteris constitueixen el dos grans grups de bacteris.</text:p>
      <text:h text:style-name="Heading_20_2" text:outline-level="2">Taxonomia</text:h>
      <text:p text:style-name="Standard">És comú que a efectes terminològics els arqueobacteris siguin bacteris. La confusió actual neix de les classificacions taxonòmiques tradicionals:</text:p>
      <text:list text:style-name="L3">
        <text:list-item>
          <text:p text:style-name="P4">Els arqueobacteris són procariotes igual que els eubacteris, en contraposició als eucariotes.</text:p>
        </text:list-item>
      </text:list>
      <text:list text:style-name="L1">
        <text:list-item>
          <text:p text:style-name="P1">Els arqueobacteris són moneres igual que els eubacteris, en contraposició als altres quatre regnes: animals, vegetals, fongs i protistes.</text:p>
        </text:list-item>
      </text:list>
      <text:p text:style-name="Standard">El 1977 Carl Woese i George Fox identificaren els tres grans grups taxonòmics dels organismes vius, els tres dominis, basant-se en estudis de l'ARN ribosòmic 16S:</text:p>
      <text:list text:style-name="L4">
        <text:list-item>
          <text:p text:style-name="P5">Archaea (arqueobacteris), són els bacteris dels ambients extrems.</text:p>
        </text:list-item>
      </text:list>
      <text:list text:style-name="L2">
        <text:list-item>
          <text:p text:style-name="P2">Bacteria (eubacteris), o bacteris comuns, com els que produeixen infeccions.</text:p>
        </text:list-item>
        <text:list-item>
          <text:p text:style-name="P2">Eukarya o eucariotes, com els animals, les plantes, els protozous...</text:p>
        </text:list-item>
      </text:list>
      <text:p text:style-name="Standard">Parlant en termes filogenètics, a partir de l'anàlisi de l'ARNr, que és el marcador evolutiu més habitual, els arqueobacteris són més propers als eucariotes com els humans que no els eubacteris, que són més propers al progenot, és a dir, a l'ancestre comú de tots tres (i d'aquí el seu nom). Però seguint l'evolució d'altres gens semblaria que són el domini més antic dels tres o que està més emparentat amb els eubacteris que amb els eukariotes. Això seria degut a què en el brou primitiu hi va haver una gran transferència horitzontal entre espècies.</text:p>
      <text:h text:style-name="Heading_20_2" text:outline-level="2">Característiques distintives dels Archaea</text:h>
      <text:p text:style-name="Standard">A l'igual que els eubacteris i a diferència dels eucariotes, els arqueobacteris són organismes sempre unicel·lulars, sense nucli, de mides microscòpiques (entre 0.1 a 15 µm de diàmetre, o fins a 200 µm si agrupats en filaments), amb formes típicament bacterianes (esfèrics, espirals, bacil·lars...), amb ADN circular covalentment tancat, a on hi podem trobar metabolismes de reducció de sofre, de desnitrificació, de fixació de nitrogen, de quimiolitotrofia; amb ribosomes 70S (els dels eucariotes són 80S)...</text:p>
      <text:p text:style-name="Standard">A l'igual que els eucariotes i a diferència dels eubacteris, els arqueobacteris tenen en els seus processos de transcripció i traducció genètica iniciadors d'ARN de transcripció de metionina (els eubacteris de formil-metionina), hi ha sensibilitat dels ribosomes a la toxina diftèrica, cap d'ells té capacitat de nitrificar (alguns eubacteris sí), no tenen àcid muràmic a la paret cel·lular, tenen més d'una polimerasa d'ARN...</text:p>
      <text:p text:style-name="Standard">A diferència d'eubacteris i d'eucariotes, els arqueobacteris no poden realitzar fotosíntesi clorofíl·lica (sí que n'hi ha que fan fotosíntesi per carotens), poden realitzar metanogènesi, la membrana cel·lular conté lípids amb unions d'èter de glicerol (enlloc de les d'èster glicerol dels Bacteria i dels Eukaryotes), poden tenir flagels de composició i desenvolupament únics...</text:p>
      <text:h text:style-name="Heading_20_2" text:outline-level="2">Hàbitat</text:h>
      <text:p text:style-name="Standard">N'hi ha d'aeròbics, d'anaeròbics i d'anaeròbics facultatius.</text:p>
      <text:p text:style-name="Standard">Molts Archaea viuen en ambients de condicions extremes:</text:p>
      <text:list text:style-name="L5">
        <text:list-item>
          <text:p text:style-name="P6">Temperatura molt baixa.</text:p>
        </text:list-item>
        <text:list-item>
          <text:p text:style-name="P6">Temperatura elevada: Els arqueobacteris termòfils extrems poden viure per sobre dels 100ºC. Els trobem en guèisers i surgències termals submarines. La soca 121 és un arquobacteri capaç de resistir temperatures de 121ºC, més que qualsevol altra forma de vida coneguda.</text:p>
        </text:list-item>
        <text:list-item>
          <text:p text:style-name="P6">Salinitat elevada: Els arqueobacteris halòfils viuen en concentracions de sal del 20%, molt a prop del límit de saturació (32%). Els trobem en salines, salmorres, llacs salats, aliments salats...</text:p>
        </text:list-item>
        <text:list-item>
          <text:p text:style-name="P6">Elevada acidesa. Sovint els termòfils són també acidòfils, ja que els trobem en aigües de pH molt baix. Per exemple: el Picrophilus té l'habilitat de sobreviure a pH -0.06.</text:p>
        </text:list-item>
        <text:list-item>
          <text:p text:style-name="P6">Elevada alcalinitat: Per exemple, Plectonema nostocorum pot viure en pH 13.</text:p>
        </text:list-item>
      </text:list>
      <text:p text:style-name="Standard">Però no tots els arqueobacteris viuen en condicions extremes, per exemple els metanogens, responsables de produir metà als intestins dels remugadors (o de l'ésser humà), viuen a temperatura corporal.</text:p>
      <text:p text:style-name="Standard">Tampoc tots els bacteris d'ambients extrems són arqueobacteris (per exemple, hi ha eubacteris psicròfils que viuen a temperatures sota zero).</text:p>
      <text:h text:style-name="Heading_20_1" text:outline-level="1">Eucariota (Viquipèdia)</text:h>
      <text:p text:style-name="Standard">Dins la taxonomia, els eucariotes (de noms científics Eucaryotae, Eukaryotae, Eukarya o Eucarya) és el domini d'organismes cel·lulars amb nucli diferenciat. Les anàlisis seqüenciadores dels ribosomes confirmen que aquestes seqüències dels aucariotes, les principals en la taxonomia genètica, són més properes als arqueobacteris que no als eubacteris i que van compartir un passat comú amb els primers durant més temps que els segons. Tanmateix altres grups de gens estan més relacionats amb els bacteris i encara d'altres semblen ser una diversificació anterior als dos altres dominis. Això es deuria a l'elevada transferència original que es va donar en el brou primitiu.</text:p>
      <text:p text:style-name="Standard">En destaquen els regnes dels fongs, les plantes i els anima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5T19:43:25</meta:creation-date>
    <dc:date>2007-06-25T20:05:00</dc:date>
    <dc:language>ca-ES</dc:language>
    <meta:editing-cycles>5</meta:editing-cycles>
    <meta:editing-duration>PT21M35S</meta:editing-duration>
    <meta:user-defined meta:name="Info 1"/>
    <meta:user-defined meta:name="Info 2"/>
    <meta:user-defined meta:name="Info 3"/>
    <meta:user-defined meta:name="Info 4"/>
    <meta:document-statistic meta:table-count="0" meta:image-count="0" meta:object-count="0" meta:page-count="3" meta:paragraph-count="42" meta:word-count="1326" meta:character-count="8718"/>
  </office:meta>
</office:document-meta>
</file>